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7" style:family="paragraph" style:parent-style-name="Table_20_Contents" style:list-style-name="L1">
      <style:text-properties fo:font-variant="normal" fo:text-transform="none" fo:color="#008080" style:font-name="Cantarell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10<text:span text:style-name="T3">Th</text:span> JUNE 2014 Time : 3.00 PM to 3.30 PM , Telephonic conference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SN, CPK, SNK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129132970" text:style-name="L1">
              <text:list-item>
                <text:p text:style-name="P6">CPK updated that he in talk with Pravin Raybole related to shielded box for MCM card &amp; L2 N/W switches.</text:p>
                <text:p text:style-name="P6"/>
              </text:list-item>
              <text:list-item>
                <text:p text:style-name="P6">SSS updated that he has implemented CASAPY pipeline implemented.</text:p>
                <text:p text:style-name="P6">He will make it more interactive. He has made 4-5 point source images.</text:p>
                <text:p text:style-name="P6"/>
              </text:list-item>
              <text:list-item>
                <text:p text:style-name="P6">SNK <text:s/>is working on TAX program.</text:p>
                <text:p text:style-name="P6"/>
              </text:list-item>
              <text:list-item>
                <text:p text:style-name="P6">SN updated that we have submitted the Quarter wise budget for 2014-15.</text:p>
                <text:p text:style-name="P6"/>
                <text:p text:style-name="P7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6-10T15:15:36</dc:date>
    <dc:creator>teleset </dc:creator>
    <meta:editing-duration>P1DT15H42M32S</meta:editing-duration>
    <meta:editing-cycles>542</meta:editing-cycles>
    <meta:generator>LibreOffice/3.4$Linux LibreOffice_project/340m1$Build-602</meta:generator>
    <meta:document-statistic meta:table-count="1" meta:image-count="0" meta:object-count="0" meta:page-count="1" meta:paragraph-count="20" meta:word-count="111" meta:character-count="613" meta:non-whitespace-character-count="506"/>
  </office:meta>
</office:document-meta>
</file>